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834DF6A41272A097FCF.png" manifest:media-type="image/png"/>
  <manifest:file-entry manifest:full-path="Pictures/10000201000004B000000834721EAF12D6FBC4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2cm" svg:height="8.882cm" svg:x="1.007cm" svg:y="1.00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cm" svg:height="8.88cm" svg:x="6.215cm" svg:y="1.04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cm" svg:height="8.88cm" svg:x="11.422cm" svg:y="1.04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cm" svg:height="8.88cm" svg:x="16.629cm" svg:y="1.04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cm" svg:height="8.88cm" svg:x="21.836cm" svg:y="1.04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2cm" svg:height="8.882cm" draw:transform="rotate (-3.14159265358979) translate (6.077cm 20.551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2cm" svg:height="8.882cm" draw:transform="rotate (-3.14159265358979) translate (11.278cm 20.589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2cm" svg:height="8.882cm" draw:transform="rotate (-3.14159265358979) translate (16.485cm 20.589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2cm" svg:height="8.882cm" draw:transform="rotate (-3.14159265358979) translate (21.692cm 20.589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2cm" svg:height="8.882cm" draw:transform="rotate (-3.14159265358979) translate (26.899cm 20.589cm)">
          <draw:image xlink:href="Pictures/10000201000004B000000834DF6A41272A097F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1:51:24.277656628</meta:creation-date>
    <dc:date>2019-11-13T14:35:13.151051255</dc:date>
    <meta:editing-duration>PT4M28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